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loext:graphic-properties draw:fill="solid" draw:fill-color="#d9d9d9"/>
      <style:paragraph-properties fo:margin-top="0in" fo:margin-bottom="0in" loext:contextual-spacing="false" fo:line-height="100%" fo:text-align="center" style:justify-single-word="false" fo:background-color="#d9d9d9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10" style:family="paragraph" style:parent-style-name="Standard" style:list-style-name="WWNum1">
      <style:paragraph-properties fo:margin-left="0.2953in" fo:margin-right="0in" fo:margin-top="0in" fo:margin-bottom="0in" loext:contextual-spacing="false" fo:line-height="100%" fo:text-indent="-0.2535in" style:auto-text-indent="false"/>
    </style:style>
    <style:style style:name="P11" style:family="paragraph" style:parent-style-name="Standard" style:list-style-name="WWNum1">
      <style:paragraph-properties fo:margin-left="0.2953in" fo:margin-right="0in" fo:margin-top="0in" fo:margin-bottom="0in" loext:contextual-spacing="false" fo:line-height="100%" fo:text-align="justify" style:justify-single-word="false" fo:text-indent="-0.2535in" style:auto-text-indent="false"/>
    </style:style>
    <style:style style:name="P12" style:family="paragraph" style:parent-style-name="Standard">
      <style:paragraph-properties fo:margin-left="0.2953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14" style:family="paragraph" style:parent-style-name="Standard" style:list-style-name="WWNum2">
      <style:paragraph-properties fo:margin-left="0.2953in" fo:margin-right="0in" fo:margin-top="0in" fo:margin-bottom="0in" loext:contextual-spacing="false" fo:line-height="100%" fo:text-indent="-0.2953in" style:auto-text-indent="false"/>
    </style:style>
    <style:style style:name="P15" style:family="paragraph" style:parent-style-name="Standard" style:list-style-name="WWNum2">
      <style:paragraph-properties fo:margin-left="0.2953in" fo:margin-right="0in" fo:margin-top="0in" fo:margin-bottom="0in" loext:contextual-spacing="false" fo:line-height="100%" fo:text-indent="-0.5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17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jdgxs"/><text:span text:style-name="T1">BALA SUBRAHMANYAM VARANASI</text:span></text:p>
      <text:p text:style-name="P1"><text:bookmark text:name="_diqezqiqvs0z"/><text:span text:style-name="T2">Email</text:span><text:span text:style-name="T3">: </text:span><text:a xlink:type="simple" xlink:href="mailto:vabasu@gmail.com" text:style-name="ListLabel_20_19" text:visited-style-name="ListLabel_20_19"><text:span text:style-name="T4">vabasu@gmail.com</text:span></text:a><text:tab/><text:tab/><text:tab/><text:tab/><text:tab/><text:tab/><text:tab/><text:span text:style-name="T2">LinkedIn</text:span><text:span text:style-name="T3">:</text:span> <text:a xlink:type="simple" xlink:href="https://linkedin.com/in/vabasu/" text:style-name="ListLabel_20_20" text:visited-style-name="ListLabel_20_20"><text:span text:style-name="T5">https://linkedin.com/in/vabasu/</text:span></text:a></text:p>
      <text:p text:style-name="P1"><text:bookmark text:name="_5ewrlm9utxrc"/><text:span text:style-name="T2">Mobile</text:span><text:span text:style-name="T3">: +91-9010550044</text:span><text:span text:style-name="T2"> <text:tab/><text:tab/><text:tab/><text:tab/><text:tab/><text:tab/><text:tab/>Github: </text:span><text:a xlink:type="simple" xlink:href="https://github.com/Balu-Varanasi/" text:style-name="ListLabel_20_20" text:visited-style-name="ListLabel_20_20"><text:span text:style-name="T5">https://github.com/Balu-Varanasi/</text:span></text:a><text:span text:style-name="T3"><text:line-break/></text:span><text:span text:style-name="T2">Location</text:span><text:span text:style-name="T3">: Hyderabad, India</text:span><text:span text:style-name="T2"> <text:tab/><text:tab/><text:tab/><text:tab/><text:tab/><text:tab/>Notice Period</text:span><text:span text:style-name="T3">: Available immediately</text:span></text:p>
      <text:p text:style-name="P5"/>
      <text:p text:style-name="P3"><text:span text:style-name="T2">SUMMARY</text:span></text:p>
      <text:section text:style-name="Sect1" text:name="TextSection">
        <text:p text:style-name="P7"/>
        <text:p text:style-name="P2"><text:span text:style-name="T3">Passionate and technical engineering leader with a good record of delivering impactful results. Proficient at using interpersonal abilities to mentor and lead team members to design, develop and implement innovative engineering products. Seeking a position in which I can use my experience and knowledge to elevate my team members and solve real-world problems. </text:span></text:p>
        <text:p text:style-name="P8"/>
        <text:p text:style-name="P3"><text:span text:style-name="T2">WORK EXPERIENCE</text:span></text:p>
        <text:p text:style-name="P6"/>
        <text:p text:style-name="P1"><text:span text:style-name="T2">Software Consultant, </text:span><text:a xlink:type="simple" xlink:href="https://riffanalytics.ai/" text:style-name="ListLabel_20_20" text:visited-style-name="ListLabel_20_20"><text:span text:style-name="T5">Riff Analytics</text:span></text:a> (<text:a xlink:type="simple" xlink:href="https://esmelearning.com/" text:style-name="ListLabel_20_20" text:visited-style-name="ListLabel_20_20"><text:span text:style-name="T5">Esme Learning Solutions</text:span></text:a><text:span text:style-name="T2"> Inc) </text:span><text:span text:style-name="T3">from December’21 to now</text:span></text:p>
        <text:list xml:id="list908459406" text:style-name="WWNum1">
          <text:list-item>
            <text:p text:style-name="P10"><text:span text:style-name="T3">Developing collaboration tools that provide AI-powered behavioral analytics to improve meeting participant experience and outcomes.</text:span></text:p>
          </text:list-item>
        </text:list>
        <text:p text:style-name="P6"/>
        <text:p text:style-name="P1"><text:span text:style-name="T2">Chief Technology Officer, </text:span><text:a xlink:type="simple" xlink:href="https://dev.rhymella.com" text:style-name="ListLabel_20_20" text:visited-style-name="ListLabel_20_20"><text:span text:style-name="T5">Rhymella</text:span></text:a><text:span text:style-name="T2"> Inc. (acqui-hired by Zazzle Inc in August 2021) </text:span><text:span text:style-name="T3">from July’21 to September’21</text:span></text:p>
        <text:list xml:id="list42558135186421" text:continue-numbering="true" text:style-name="WWNum1">
          <text:list-item>
            <text:p text:style-name="P10"><text:span text:style-name="T3">Laid out the product development strategy and led the product’s technical vision from idea to fully functional application which resulted in a successful startup acquisition</text:span></text:p>
          </text:list-item>
          <text:list-item>
            <text:p text:style-name="P10"><text:span text:style-name="T3">Designed and Implemented an image processing pipeline using AWS Serverless architecture and Amazon Rekognition API which evolved as a B2B product using Python/ Django, Redis, PostgreSQL, MongoDB, Angular, and AWS</text:span></text:p>
          </text:list-item>
        </text:list>
        <text:p text:style-name="P6"/>
        <text:p text:style-name="P1"><text:span text:style-name="T2">Lead Full-Stack Software Consultant,</text:span><text:span text:style-name="T3"> </text:span><text:a xlink:type="simple" xlink:href="https://www.espncricinfo.com/" text:style-name="ListLabel_20_19" text:visited-style-name="ListLabel_20_19"><text:span text:style-name="T4">ESPN CricInfo</text:span></text:a><text:span text:style-name="T2">, “ESPN DIGITAL MEDIA PVT LTD” India, </text:span><text:span text:style-name="T3">from Nov’20 to July 2021 </text:span></text:p>
        <text:list xml:id="list42557821279038" text:continue-numbering="true" text:style-name="WWNum1">
          <text:list-item>
            <text:p text:style-name="P11"><text:span text:style-name="T3">Reverse-Engineered legacy Cricinfo site and rebuilt it from scratch in modern architectures and technologies which served 30 million concurrent users during a live cricket match</text:span></text:p>
          </text:list-item>
          <text:list-item>
            <text:p text:style-name="P11"><text:span text:style-name="T3">Responsible for developing and maintaining highly scalable applications using Event-driven architectures</text:span></text:p>
          </text:list-item>
          <text:list-item>
            <text:p text:style-name="P11"><text:span text:style-name="T3">Implemented real-time cricket score updates using VerneMQ, which is a high-performance, distributed MQTT broker</text:span></text:p>
          </text:list-item>
          <text:list-item>
            <text:p text:style-name="P11"><text:span text:style-name="T3">Developed a Change Data Capture pipeline using Apache Kafka, Debezium, Node.JS, and Redis</text:span></text:p>
          </text:list-item>
        </text:list>
        <text:p text:style-name="P12"/>
        <text:p text:style-name="P3"><text:span text:style-name="T2">PREVIOUS WORK EXPERIENCE</text:span></text:p>
        <text:p text:style-name="P13"/>
        <text:list xml:id="list1329174141" text:style-name="WWNum2">
          <text:list-item>
            <text:p text:style-name="P14"><text:soft-page-break/><text:span text:style-name="T3">Lead Full-Stack Software Consultant</text:span><text:span text:style-name="T2">,</text:span><text:span text:style-name="T3"> </text:span><text:a xlink:type="simple" xlink:href="https://proximity.tech/" text:style-name="ListLabel_20_19" text:visited-style-name="ListLabel_20_19"><text:span text:style-name="T4">Proximity Labs</text:span></text:a><text:span text:style-name="T3"> Pvt Ltd, India</text:span><text:span text:style-name="T2">, </text:span><text:span text:style-name="T3">from Mar’20 to Nov’20</text:span></text:p>
          </text:list-item>
          <text:list-item>
            <text:p text:style-name="P14"><text:span text:style-name="T3">Chief Technology Officer, </text:span><text:a xlink:type="simple" xlink:href="https://www.theweddingbrigade.com/" text:style-name="ListLabel_20_19" text:visited-style-name="ListLabel_20_19"><text:span text:style-name="T4">The Wedding Brigade</text:span></text:a><text:span text:style-name="T3"> (Sitara Digital Ventures Pvt Ltd), Mumbai, India - from May’17 to March’20</text:span></text:p>
          </text:list-item>
          <text:list-item>
            <text:p text:style-name="P15"><text:span text:style-name="T3">Senior Software Engineer, </text:span><text:a xlink:type="simple" xlink:href="https://www.coverfox.com/" text:style-name="ListLabel_20_19" text:visited-style-name="ListLabel_20_19"><text:span text:style-name="T4">Coverfox</text:span></text:a><text:span text:style-name="T3">, Glitterbug Technology Pvt Ltd, Mumbai, India - from Nov’15 to May’17</text:span></text:p>
          </text:list-item>
          <text:list-item>
            <text:p text:style-name="P15"><text:span text:style-name="T3">Software Engineer, TinyOwl Technology Pvt Ltd, Mumbai, India - from Apr’15 to Nov’15</text:span></text:p>
          </text:list-item>
          <text:list-item>
            <text:p text:style-name="P15"><text:span text:style-name="T3">Founder, Firebolt Labs Pvt Ltd, Bhimavaram, India - from Aug’14 to Apr’15</text:span></text:p>
          </text:list-item>
          <text:list-item>
            <text:p text:style-name="P15"><text:span text:style-name="T3">Software Engineer, Crypsis Technologies Pvt Ltd, Hyderabad, India - from Sep’13 to Jul’14</text:span></text:p>
          </text:list-item>
          <text:list-item>
            <text:p text:style-name="P15"><text:span text:style-name="T3">Intern &amp; Software Developer, Agiliq Info Solutions Pvt Ltd, Hyderabad, India - from Dec’11 to Aug’13</text:span></text:p>
          </text:list-item>
        </text:list>
        <text:p text:style-name="P13"/>
        <text:p text:style-name="P3"><text:span text:style-name="T2">TECHNICAL SKILLS</text:span></text:p>
        <text:p text:style-name="P7"/>
        <text:p text:style-name="P4"><text:span text:style-name="T3">Python, Django, TypeScript, ReactJS, Redux, Next.JS, Nest.JS, React Native, Protocol Buffers, gRPC, Ansible, Vagrant, Docker, Kubernetes, Terraform, Apache Kafka, Kafka Connect, Debezium, MySQL, PostgreSQL, Redis, and AWS.</text:span></text:p>
        <text:p text:style-name="P7"/>
        <text:p text:style-name="P3"><text:span text:style-name="T2">PUBLICATIONS</text:span></text:p>
        <text:p text:style-name="P7"/>
        <text:p text:style-name="P16"><text:span text:style-name="T3">“Python Requests Essentials” a book that showcases fundamental as well as advanced Python Requests concepts (ISBN-10: 1784395412) (ISBN-13: 978-1784395414)</text:span></text:p>
        <text:p text:style-name="P17"/>
        <text:p text:style-name="P3"><text:span text:style-name="T2">CERTIFICATIONS</text:span></text:p>
        <text:p text:style-name="P7"/>
        <text:p text:style-name="P4"><text:span text:style-name="T3">2012<text:tab/>Certificate Course in Psychological Helping Skills, Hyderabad Academy of Psychology, Hyderabad, India</text:span></text:p>
        <text:p text:style-name="P7"/>
        <text:p text:style-name="P3"><text:span text:style-name="T2">ACADEMIC DETAILS</text:span></text:p>
        <text:p text:style-name="P7"/>
        <text:p text:style-name="P4"><text:span text:style-name="T3">2012<text:tab/>B.Tech. in Information Technology from Jawaharlal Nehru Technological University, Kakinada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35in" fo:margin-left="0.2953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445" meta:character-count="3265" meta:non-whitespace-character-count="2845"/>
    <meta:generator>LibreOfficeDev/6.0.5.2$Linux_X86_64 LibreOffice_project/</meta:generator>
  </office:meta>
</office:document-meta>
</file>